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1d5f" officeooo:paragraph-rsid="00171d5f"/>
    </style:style>
    <style:style style:name="P2" style:family="paragraph" style:parent-style-name="Standard">
      <style:text-properties officeooo:rsid="001843a6" officeooo:paragraph-rsid="001843a6"/>
    </style:style>
    <style:style style:name="P3" style:family="paragraph" style:parent-style-name="Standard">
      <style:text-properties officeooo:rsid="00190138" officeooo:paragraph-rsid="00190138"/>
    </style:style>
    <style:style style:name="P4" style:family="paragraph" style:parent-style-name="Standard">
      <style:text-properties officeooo:rsid="00190138" officeooo:paragraph-rsid="00171d5f"/>
    </style:style>
    <style:style style:name="P5" style:family="paragraph" style:parent-style-name="Standard">
      <style:text-properties officeooo:rsid="00190138" officeooo:paragraph-rsid="00190138"/>
    </style:style>
    <style:style style:name="P6" style:family="paragraph" style:parent-style-name="Standard">
      <style:text-properties officeooo:rsid="001ab930" officeooo:paragraph-rsid="001ab930"/>
    </style:style>
    <style:style style:name="T1" style:family="text">
      <style:text-properties officeooo:rsid="001843a6"/>
    </style:style>
    <style:style style:name="T2" style:family="text">
      <style:text-properties officeooo:rsid="001ab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filas (horizontais)</text:p>
      <text:p text:style-name="P3"><text:tab/><text:span text:style-name="T2">conjunto de 5 cadeiras</text:span></text:p>
      <text:p text:style-name="P6"><text:tab/>1 fila 5 cadeiras</text:p>
      <text:p text:style-name="P2"/>
      <text:p text:style-name="P2">exemplo de assentos não contíguos:</text:p>
      <text:p text:style-name="P1"><text:span text:style-name="T1"><text:tab/></text:span>distanciamento social</text:p>
      <text:p text:style-name="P1"/>
      <text:p text:style-name="P4"/>
      <text:p text:style-name="P3"/>
      <text:p text:style-name="P3"/>
      <text:p text:style-name="P6">ENTRADA</text:p>
      <text:p text:style-name="P6"/>
      <text:p text:style-name="P3"/>
      <text:p text:style-name="P3"/>
      <text:p text:style-name="P3"/>
      <text:p text:style-name="P3"/>
      <text:p text:style-name="P3"/>
      <text:p text:style-name="P6">menções finais</text:p>
      <text:p text:style-name="P3">problemas similares:</text:p>
      <text:p text:style-name="P3"><text:tab/>Batalha Naval</text:p>
      <text:p text:style-name="P6"><text:tab/>Tetr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meta:editing-cycles>5</meta:editing-cycles>
    <meta:creation-date>2008-08-22T11:41:04</meta:creation-date>
    <dc:date>2023-10-30T19:55:05.528220175</dc:date>
    <meta:editing-duration>PT4H26M11S</meta:editing-duration>
    <meta:document-statistic meta:table-count="0" meta:image-count="0" meta:object-count="0" meta:page-count="1" meta:paragraph-count="10" meta:word-count="29" meta:character-count="178" meta:non-whitespace-character-count="158"/>
  </office:meta>
</office:document-meta>
</file>